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663in" svg:y="0.489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285714285714" calcext:value-type="float">
            <text:p>0.2857142857</text:p>
          </table:table-cell>
          <table:table-cell office:value-type="float" office:value="0.257142857143" calcext:value-type="float">
            <text:p>0.2571428571</text:p>
          </table:table-cell>
        </table:table-row>
        <table:table-row table:style-name="ro1">
          <table:table-cell office:value-type="float" office:value="0.228571428571" calcext:value-type="float">
            <text:p>0.2285714286</text:p>
          </table:table-cell>
          <table:table-cell office:value-type="float" office:value="0.0857142857143" calcext:value-type="float">
            <text:p>0.0857142857</text:p>
          </table:table-cell>
        </table:table-row>
        <table:table-row table:style-name="ro1">
          <table:table-cell office:value-type="float" office:value="0.171428571429" calcext:value-type="float">
            <text:p>0.1714285714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0857142857143" calcext:value-type="float">
            <text:p>0.0857142857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0857142857143" calcext:value-type="float">
            <text:p>0.0857142857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71428571429" calcext:value-type="float">
            <text:p>0.1714285714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table:number-columns-repeated="2"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228571428571" calcext:value-type="float">
            <text:p>0.2285714286</text:p>
          </table:table-cell>
        </table:table-row>
        <table:table-row table:style-name="ro1">
          <table:table-cell office:value-type="float" office:value="0.171428571429" calcext:value-type="float">
            <text:p>0.17142857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71428571429" calcext:value-type="float">
            <text:p>0.1714285714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71428571429" calcext:value-type="float">
            <text:p>0.1714285714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table:number-columns-repeated="2"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71428571429" calcext:value-type="float">
            <text:p>0.1714285714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0857142857143" calcext:value-type="float">
            <text:p>0.0857142857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14285714286" calcext:value-type="float">
            <text:p>0.1142857143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  <table:table-row table:style-name="ro1"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0.142857142857" calcext:value-type="float">
            <text:p>0.1428571429</text:p>
          </table:table-cell>
          <table:table-cell office:value-type="float" office:value="0.114285714286" calcext:value-type="float">
            <text:p>0.1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1:16:31.356982180</meta:creation-date>
    <dc:date>2015-02-22T11:18:49.771759357</dc:date>
    <meta:editing-duration>PT1M26S</meta:editing-duration>
    <meta:editing-cycles>2</meta:editing-cycles>
    <meta:generator>LibreOffice/4.2.7.2$Linux_X86_64 LibreOffice_project/42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100" svg:x="0.32cm" svg:y="0.18cm" svg:width="12.508cm" svg:height="8.64cm">
          <chartooo:coordinate-region svg:x="1.232cm" svg:y="0.38cm" svg:width="11.59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0" chart:class="chart:line">
            <chart:data-point chart:repeated="100"/>
          </chart:series>
          <chart:series chart:style-name="ch7" chart:values-cell-range-address="Sheet1.B1:Sheet1.B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1:Sheet1.A100</svg:desc>
                </draw:g>
              </table:table-cell>
              <table:table-cell office:value-type="float" office:value="0.171428571429">
                <text:p>0.171428571429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57142857143">
                <text:p>0.2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571428571">
                <text:p>0.228571428571</text:p>
              </table:table-cell>
              <table:table-cell office:value-type="float" office:value="0.0857142857143">
                <text:p>0.0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0857142857143">
                <text:p>0.0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0857142857143">
                <text:p>0.0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228571428571">
                <text:p>0.2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1428571429">
                <text:p>0.171428571429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71428571429">
                <text:p>0.1714285714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57142857143">
                <text:p>0.0857142857143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4285714286">
                <text:p>0.114285714286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42857142857">
                <text:p>0.142857142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14285714286">
                <text:p>0.1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